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TypeManagerImpl.getNodeType( 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odeTypeManagerImpl.nodeTypeReRegistered( Name nt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NodeTypeManagerImpl.getNodeType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ManagerImpl.getPropertyDefinition( PropDefId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odeTypeManagerImpl.registerNodeTypes( InputStream in , String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ManagerImpl.registerNodeTypes( Collection definitions , boolean allowUpdat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NodeTypeManagerImpl.nodeTypeUnregistered( Name nt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NodeTypeManagerImpl.registerNodeTypes( InputStream in , String contentType , boolean reregisterExisting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">
            <text:p text:style-name="Table_20_Contents">2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NodeTypeManagerImpl.registerNodeTypes( List def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odeTypeManagerImpl.NodeTypeManagerImpl( NodeTypeRegistry ntReg , SessionImpl session , DataStore 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odeTypeManagerImpl.createNodeDefinition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ManagerImpl.getMixinNodeTyp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odeTypeManagerImpl.getRootNode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ManagerImpl.registerNodeTypes( InputSource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TypeManagerImpl.createNodeType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ManagerImpl.unregisterNodeTypes( String [ ] nam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odeTypeManagerImpl.getPrimaryNodeTyp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odeTypeManagerImpl.createPropertyDefinition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ManagerImpl.toNodeTypeDef( NodeTypeDefinition definition )</text:p>
          </table:table-cell>
          <table:table-cell office:value-type="float" office:value="34">
            <text:p text:style-name="Table_20_Contents">34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48">
            <text:p text:style-name="Table_20_Contents">148</text:p>
          </table:table-cell>
        </table:table-row>
        <table:table-row>
          <table:table-cell office:value-type="string">
            <text:p text:style-name="Table_20_Contents">NodeTypeManagerImpl.registerNodeType( NodeTypeDefinition ntd , boolean allowUp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TypeManagerImpl.getAllNodeTyp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TypeManagerImpl.hasNodeTyp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odeTypeManagerImpl.getNodeDefinition( NodeDefId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odeTypeManagerImpl.unregisterNodeTyp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ManagerImpl.dump( PrintStream 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TypeManagerImpl.createNodeTypeTemplate( NodeTypeDefinition nt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ManagerImpl.getNodeType( String nodeTyp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deTypeManagerImpl.nodeTypeRegistered( Name 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